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9167" officeooo:paragraph-rsid="000e9167"/>
    </style:style>
    <style:style style:name="P2" style:family="paragraph" style:parent-style-name="Standard">
      <style:text-properties fo:font-size="12pt" officeooo:rsid="0041fed0" officeooo:paragraph-rsid="0011dca5" style:font-size-asian="12pt" style:font-size-complex="12pt"/>
    </style:style>
    <style:style style:name="P3" style:family="paragraph" style:parent-style-name="Standard">
      <style:text-properties fo:font-size="12pt" officeooo:rsid="0014ae2c" officeooo:paragraph-rsid="0011dca5" style:font-size-asian="12pt" style:font-size-complex="12pt"/>
    </style:style>
    <style:style style:name="P4" style:family="paragraph" style:parent-style-name="Standard">
      <style:text-properties fo:font-size="12pt" officeooo:rsid="002515bb" officeooo:paragraph-rsid="0011dca5" style:font-size-asian="12pt" style:font-size-complex="12pt"/>
    </style:style>
    <style:style style:name="P5" style:family="paragraph" style:parent-style-name="Standard">
      <style:text-properties fo:font-size="12pt" officeooo:rsid="002f53c3" officeooo:paragraph-rsid="0011dca5" style:font-size-asian="12pt" style:font-size-complex="12pt"/>
    </style:style>
    <style:style style:name="P6" style:family="paragraph" style:parent-style-name="Standard">
      <style:text-properties fo:font-size="12pt" officeooo:rsid="0011dca5" officeooo:paragraph-rsid="0011dca5" style:font-size-asian="12pt" style:font-size-complex="12pt"/>
    </style:style>
    <style:style style:name="P7" style:family="paragraph" style:parent-style-name="Standard">
      <style:text-properties fo:font-size="12pt" officeooo:rsid="00159a2e" officeooo:paragraph-rsid="0011dca5" style:font-size-asian="12pt" style:font-size-complex="12pt"/>
    </style:style>
    <style:style style:name="P8" style:family="paragraph" style:parent-style-name="Standard">
      <style:text-properties fo:font-size="12pt" officeooo:rsid="003138ab" officeooo:paragraph-rsid="00384672" style:font-size-asian="12pt" style:font-size-complex="12pt"/>
    </style:style>
    <style:style style:name="P9" style:family="paragraph" style:parent-style-name="Standard">
      <style:text-properties fo:font-size="12pt" officeooo:rsid="0013b18e" officeooo:paragraph-rsid="0011dca5" style:font-size-asian="12pt" style:font-size-complex="12pt"/>
    </style:style>
    <style:style style:name="P10" style:family="paragraph" style:parent-style-name="Standard">
      <style:text-properties fo:font-size="12pt" officeooo:rsid="0055f2ee" officeooo:paragraph-rsid="0055f2ee" style:font-size-asian="12pt" style:font-size-complex="12pt"/>
    </style:style>
    <style:style style:name="P11" style:family="paragraph" style:parent-style-name="Standard">
      <style:text-properties fo:font-size="12pt" fo:font-weight="bold" officeooo:rsid="0014ae2c" officeooo:paragraph-rsid="0011dca5" style:font-size-asian="12pt" style:font-weight-asian="bold" style:font-size-complex="12pt" style:font-weight-complex="bold"/>
    </style:style>
    <style:style style:name="P12" style:family="paragraph" style:parent-style-name="Standard">
      <style:text-properties fo:font-size="12pt" fo:font-weight="bold" officeooo:rsid="0014ae2c" officeooo:paragraph-rsid="0053ec17" style:font-size-asian="12pt" style:font-weight-asian="bold" style:font-size-complex="12pt" style:font-weight-complex="bold"/>
    </style:style>
    <style:style style:name="P13" style:family="paragraph" style:parent-style-name="Standard">
      <style:text-properties fo:font-size="12pt" fo:font-weight="bold" officeooo:rsid="001cb449" officeooo:paragraph-rsid="001cb449" style:font-size-asian="12pt" style:font-weight-asian="bold" style:font-size-complex="12pt" style:font-weight-complex="bold"/>
    </style:style>
    <style:style style:name="P14" style:family="paragraph" style:parent-style-name="Standard">
      <style:text-properties fo:font-size="12pt" fo:font-weight="normal" officeooo:rsid="003c3ab1" officeooo:paragraph-rsid="0011dca5" style:font-size-asian="12pt" style:font-weight-asian="normal" style:font-size-complex="12pt" style:font-weight-complex="normal"/>
    </style:style>
    <style:style style:name="P15" style:family="paragraph" style:parent-style-name="Standard">
      <style:text-properties fo:font-size="12pt" fo:font-weight="normal" officeooo:rsid="001d04cc" officeooo:paragraph-rsid="001d04cc" style:font-size-asian="12pt" style:font-weight-asian="normal" style:font-size-complex="12pt" style:font-weight-complex="normal"/>
    </style:style>
    <style:style style:name="P16" style:family="paragraph" style:parent-style-name="Standard">
      <style:text-properties fo:font-size="12pt" fo:font-weight="normal" officeooo:rsid="00221c35" officeooo:paragraph-rsid="00221c35" style:font-size-asian="12pt" style:font-weight-asian="normal" style:font-size-complex="12pt" style:font-weight-complex="normal"/>
    </style:style>
    <style:style style:name="P17" style:family="paragraph" style:parent-style-name="Standard">
      <style:text-properties fo:font-size="12pt" fo:font-weight="normal" officeooo:rsid="00575724" officeooo:paragraph-rsid="00575724"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size="14pt" fo:font-weight="bold" officeooo:rsid="000e9167" officeooo:paragraph-rsid="004ad9e5" style:font-size-asian="14pt" style:font-weight-asian="bold" style:font-size-complex="14pt" style:font-weight-complex="bold"/>
    </style:style>
    <style:style style:name="P19" style:family="paragraph" style:parent-style-name="Standard">
      <style:text-properties fo:font-size="14pt" fo:font-weight="bold" officeooo:rsid="0011dca5" officeooo:paragraph-rsid="0011dca5" style:font-size-asian="14pt" style:font-weight-asian="bold" style:font-size-complex="14pt" style:font-weight-complex="bold"/>
    </style:style>
    <style:style style:name="P20" style:family="paragraph" style:parent-style-name="Standard">
      <style:text-properties fo:font-size="14pt" fo:font-weight="bold" officeooo:rsid="001cb449" officeooo:paragraph-rsid="001cb449" style:font-size-asian="14pt" style:font-weight-asian="bold" style:font-size-complex="14pt" style:font-weight-complex="bold"/>
    </style:style>
    <style:style style:name="P21" style:family="paragraph" style:parent-style-name="Standard">
      <style:text-properties fo:font-size="14pt" fo:font-weight="bold" officeooo:rsid="0013b18e" officeooo:paragraph-rsid="0011dca5" style:font-size-asian="14pt" style:font-weight-asian="bold" style:font-size-complex="14pt" style:font-weight-complex="bold"/>
    </style:style>
    <style:style style:name="P22" style:family="paragraph" style:parent-style-name="Standard">
      <style:text-properties fo:font-size="14pt" fo:font-weight="bold" officeooo:rsid="0054c007" officeooo:paragraph-rsid="0054c007" style:font-size-asian="14pt" style:font-weight-asian="bold" style:font-size-complex="14pt" style:font-weight-complex="bold"/>
    </style:style>
    <style:style style:name="P23" style:family="paragraph" style:parent-style-name="Standard">
      <style:text-properties fo:font-size="14pt" officeooo:rsid="000e9167" officeooo:paragraph-rsid="000e9167" style:font-size-asian="14pt" style:font-size-complex="14pt"/>
    </style:style>
    <style:style style:name="P24" style:family="paragraph" style:parent-style-name="Standard">
      <style:paragraph-properties fo:text-align="center" style:justify-single-word="false"/>
      <style:text-properties fo:font-size="16pt" fo:font-weight="bold" officeooo:rsid="000e9167" style:font-size-asian="16pt" style:font-weight-asian="bold" style:font-size-complex="16pt" style:font-weight-complex="bold"/>
    </style:style>
    <style:style style:name="P25" style:family="paragraph" style:parent-style-name="Standard">
      <style:text-properties officeooo:rsid="0054c007" officeooo:paragraph-rsid="0054c007"/>
    </style:style>
    <style:style style:name="P26" style:family="paragraph" style:parent-style-name="Standard">
      <style:text-properties fo:font-size="12pt" officeooo:rsid="00187e5c" officeooo:paragraph-rsid="00581db2" style:font-size-asian="12pt" style:font-size-complex="12pt"/>
    </style:style>
    <style:style style:name="P27" style:family="paragraph" style:parent-style-name="Standard">
      <style:text-properties fo:font-size="12pt" officeooo:rsid="0014ae2c" officeooo:paragraph-rsid="0011dca5" style:font-size-asian="12pt" style:font-size-complex="12pt"/>
    </style:style>
    <style:style style:name="T1" style:family="text">
      <style:text-properties officeooo:rsid="00216d3a"/>
    </style:style>
    <style:style style:name="T2" style:family="text">
      <style:text-properties fo:font-weight="normal" style:font-weight-asian="normal" style:font-weight-complex="normal"/>
    </style:style>
    <style:style style:name="T3" style:family="text">
      <style:text-properties fo:font-weight="normal" officeooo:rsid="0040611f" style:font-weight-asian="normal" style:font-weight-complex="normal"/>
    </style:style>
    <style:style style:name="T4" style:family="text">
      <style:text-properties fo:font-weight="normal" officeooo:rsid="001b434a" style:font-weight-asian="normal" style:font-weight-complex="normal"/>
    </style:style>
    <style:style style:name="T5" style:family="text">
      <style:text-properties fo:font-weight="normal" officeooo:rsid="00581db2" style:font-weight-asian="normal" style:font-weight-complex="normal"/>
    </style:style>
    <style:style style:name="T6" style:family="text">
      <style:text-properties fo:language="en" fo:country="US"/>
    </style:style>
    <style:style style:name="T7" style:family="text">
      <style:text-properties fo:language="en" fo:country="US" fo:font-weight="normal" style:font-weight-asian="normal" style:font-weight-complex="normal"/>
    </style:style>
    <style:style style:name="T8" style:family="text">
      <style:text-properties fo:language="en" fo:country="US" fo:font-weight="normal" officeooo:rsid="0014ae2c" style:font-weight-asian="normal" style:font-weight-complex="normal"/>
    </style:style>
    <style:style style:name="T9" style:family="text">
      <style:text-properties fo:language="en" fo:country="US" officeooo:rsid="0014ae2c"/>
    </style:style>
    <style:style style:name="T10" style:family="text">
      <style:text-properties fo:language="en" fo:country="US" officeooo:rsid="00187e5c"/>
    </style:style>
    <style:style style:name="T11" style:family="text">
      <style:text-properties fo:language="en" fo:country="US" officeooo:rsid="0032a2aa"/>
    </style:style>
    <style:style style:name="T12" style:family="text">
      <style:text-properties officeooo:rsid="00159cf8"/>
    </style:style>
    <style:style style:name="T13" style:family="text">
      <style:text-properties officeooo:rsid="0018fddd"/>
    </style:style>
    <style:style style:name="T14" style:family="text">
      <style:text-properties officeooo:rsid="0019a643"/>
    </style:style>
    <style:style style:name="T15" style:family="text">
      <style:text-properties officeooo:rsid="001aa3f1"/>
    </style:style>
    <style:style style:name="T16" style:family="text">
      <style:text-properties officeooo:rsid="00303080"/>
    </style:style>
    <style:style style:name="T17" style:family="text">
      <style:text-properties officeooo:rsid="0014ae2c"/>
    </style:style>
    <style:style style:name="T18" style:family="text">
      <style:text-properties officeooo:rsid="001e637a"/>
    </style:style>
    <style:style style:name="T19" style:family="text">
      <style:text-properties officeooo:rsid="0032e7db"/>
    </style:style>
    <style:style style:name="T20" style:family="text">
      <style:text-properties officeooo:rsid="001c4f8e"/>
    </style:style>
    <style:style style:name="T21" style:family="text">
      <style:text-properties officeooo:rsid="001d6345"/>
    </style:style>
    <style:style style:name="T22" style:family="text">
      <style:text-properties officeooo:rsid="004420c4"/>
    </style:style>
    <style:style style:name="T23" style:family="text">
      <style:text-properties officeooo:rsid="004945f1"/>
    </style:style>
    <style:style style:name="T24" style:family="text">
      <style:text-properties officeooo:rsid="004e61f3"/>
    </style:style>
    <style:style style:name="T25" style:family="text">
      <style:text-properties officeooo:rsid="00517e1e"/>
    </style:style>
    <style:style style:name="T26" style:family="text">
      <style:text-properties officeooo:rsid="0053ec17"/>
    </style:style>
    <style:style style:name="T27" style:family="text">
      <style:text-properties officeooo:rsid="0055f2ee"/>
    </style:style>
    <style:style style:name="T28" style:family="text">
      <style:text-properties officeooo:rsid="00583b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C3K <text:span text:style-name="T25">Final Edition</text:span></text:p>
      <text:p text:style-name="P18">Group Member : Ximeng Yuan (x37yuan) <text:s/>Ziqi Qing (zqing) <text:s/>Chen Li (c374li)</text:p>
      <text:p text:style-name="P23"/>
      <text:p text:style-name="P22">Intro</text:p>
      <text:p text:style-name="P25">ChamberCrawler300(CC3K) is a simplified rogue-like game. There are five floors in total in this game, <text:s/>when player reaches the sixth floor, one will win this game. Otherwise, if player's HP drops to zero, the game will end immediately and one will lose. <text:s/>The gold you have will be the final score at the end of the game. In this game, there are four difference races as following: Human, Elves, Orc and Dwarf. Human and Elves have their special and misery ability in this game. There are seven different NPC, <text:span text:style-name="T27">three types of gold and diverse kinds of potion waiting for you to find out!</text:span></text:p>
      <text:p text:style-name="P1"/>
      <text:p text:style-name="P1"/>
      <text:p text:style-name="P19">Questions <text:span text:style-name="T24">and answers</text:span></text:p>
      <text:p text:style-name="P11">Question1. </text:p>
      <text:p text:style-name="P11"><text:span text:style-name="T1">a)</text:span>How could your design your system so that each race could be easily generated? </text:p>
      <text:p text:style-name="P3"/>
      <text:p text:style-name="P10"><text:span text:style-name="T8">W</text:span><text:span text:style-name="T7">e have created several subclasses for each race so that they will be generated easily. For the race who has special ability, it will be determine when player has relative move.</text:span></text:p>
      <text:p text:style-name="P3"/>
      <text:p text:style-name="P11"><text:span text:style-name="T1">b)</text:span>Additionally, how di<text:span text:style-name="T12">ffi</text:span>cult does such a solution make adding additional classes?</text:p>
      <text:p text:style-name="P3"/>
      <text:p text:style-name="P4">Not very difficult. <text:span text:style-name="T27">Since we have three abstract classes for those who has the same attributes, we are able to add additional class easily. <text:s/>For instance, player and NPC have the same attributes when they do the move of attack, and the specific NPCs are also inheriented from the abstract class of NPC. Moreover, all type of NPC, gold and potion inheriented from observer, so if additional class can be inherient from observer class, it only acuqires to override and create only tiny amount of member function to fit its special ability.</text:span></text:p>
      <text:p text:style-name="P3"/>
      <text:p text:style-name="P11">Question2. </text:p>
      <text:p text:style-name="P11"><text:span text:style-name="T1">a)</text:span>How does your system handle generating di<text:span text:style-name="T13">ff</text:span>erent enemies?</text:p>
      <text:p text:style-name="P11"/>
      <text:p text:style-name="P14"><text:span text:style-name="T9">S</text:span><text:span text:style-name="T6">ame as generate the player, enemies (Non</text:span><text:span text:style-name="T10">P</text:span><text:span text:style-name="T6">layer class) will be </text:span><text:span text:style-name="T11">the</text:span><text:span text:style-name="T6"> subclass of the Character super class. </text:span><text:span text:style-name="T10">In this function, first generate a random number and then let this number determine which kind of enemy to create. The thresholds can be adjusted according to probabilities.</text:span></text:p>
      <text:p text:style-name="P11"/>
      <text:p text:style-name="P11"><text:span text:style-name="T1">b)</text:span>Is it di<text:span text:style-name="T14">ff</text:span>erent from how you generate the player character? <text:s/>Why or why not?</text:p>
      <text:p text:style-name="P11"/>
      <text:p text:style-name="P26"><text:span text:style-name="T3">Yes. </text:span><text:span text:style-name="T2">The type of Player character is given by the user. </text:span><text:span text:style-name="T5">T</text:span><text:span text:style-name="T2">he type needs to be passed via parameter </text:span><text:span text:style-name="T5">of generating function. (e.g. char 'h' stands for human, char 'o' stands for orc ...</text:span><text:span text:style-name="T2">) </text:span><text:span text:style-name="T5">B</text:span><text:span text:style-name="T2">ut the type of enemies is random</text:span><text:span text:style-name="T4">ly</text:span><text:span text:style-name="T2"> chosen.</text:span><text:span text:style-name="T5">(e.g. generate a random number, divide by 18 and take the remainder. 14 to 17 for werewolf, 11 to 13 for vampire and so on. ) Moreover, in our design, any non-player object needs to be set in the grid. But the player should not be in the grid.</text:span></text:p>
      <text:p text:style-name="P3"/>
      <text:p text:style-name="P11">Question3. </text:p>
      <text:p text:style-name="P11">How could you implement special abilities for di<text:span text:style-name="T15">ff</text:span>erent enemies? For example, gold stealing for goblins, health regeneration for trolls, health stealing for vampires, etc.?</text:p>
      <text:p text:style-name="P3"/>
      <text:p text:style-name="P5">By overriding <text:span text:style-name="T16">C</text:span>haracter “<text:span text:style-name="T28">be_attacked”</text:span> functions to <text:s/><text:span text:style-name="T17">implement special abilities for different enemies. In addition, sometimes we need to add some response functions if the related field is not in Character class, or add an extra field in a concrete class (e.g. get the money back when a goblin is dead ) .</text:span></text:p>
      <text:p text:style-name="P3"><text:soft-page-break/></text:p>
      <text:p text:style-name="P11"/>
      <text:p text:style-name="P11">Question4. </text:p>
      <text:p text:style-name="P11">What design pattern could you use to model the e<text:span text:style-name="T18">ff</text:span>ects of temporary potions (Wound/Boost Atk/Def) so that you do not need to explicitly track which potions the player character has consumed on any particular <text:span text:style-name="T18">fl</text:span>oor?</text:p>
      <text:p text:style-name="P3"/>
      <text:p text:style-name="P8">By using<text:span text:style-name="T19"> the visitor pattern to modify the data of the player so that <text:s/>we do not need to explicitly track which potions the player character has consumed on any particular floor. Just let potion determine its effect.</text:span></text:p>
      <text:p text:style-name="P3"/>
      <text:p text:style-name="P3"/>
      <text:p text:style-name="P11">Question5. </text:p>
      <text:p text:style-name="P11">How could you generate items so that the generation of Treasure and Potions reuses as much code as possible? </text:p>
      <text:p text:style-name="P11">That is, how would you structure your system so that the generation of a potion and then generation of treasure does not duplicate code?</text:p>
      <text:p text:style-name="P11"/>
      <text:p text:style-name="P2"><text:span text:style-name="T20">Use the template method in generating function in factory pattern</text:span>.</text:p>
      <text:p text:style-name="P2"/>
      <text:p text:style-name="P2"/>
      <text:p text:style-name="P21">Move scheme</text:p>
      <text:p text:style-name="P9">When the user issues the move command, the game class will call move function of the player class. The move function in player class offers few if cases to detect if the move can be made. If the move can <text:s/>not be made, then it will refuse the request and return an error code. If the move can be made, the player class will notify the map class to update the move, and then map class will notify everything around the player and when NPC nearby the player, it will be notified to attack, or if a potion is close, it will show on the screen. Basically, the approach of move scheme is to swap pointer in two map cell.</text:p>
      <text:p text:style-name="P6"/>
      <text:p text:style-name="P9">For the nonplayer, the game class will call the action function of all nonplayer and action function will determine how they will response.</text:p>
      <text:p text:style-name="P7"/>
      <text:p text:style-name="P7"/>
      <text:p text:style-name="P20">Final questions:</text:p>
      <text:p text:style-name="P12">Question<text:span text:style-name="T26">1</text:span>. </text:p>
      <text:p text:style-name="P13">What lessons did this project teach you about developing software in teams? If you worked alone, what lessons did you learn about writing large programs?</text:p>
      <text:p text:style-name="P13"/>
      <text:p text:style-name="P15">It i<text:span text:style-name="T21">s very important to start with a good clear and succinct design of the project. After that, we could start with different parts of the program and combine them together which could speed up the progress of the work. Moreover, for the testing stage, we think it is a good idea to test the program by every member alone, then we would like to group and discuss the test cases together. Since different member may have different thinking or methods for testing, we think test by all the members separately first might cover all the cases. Then we will discuss our test cases together and summarize the test cases which would improve our project.</text:span></text:p>
      <text:p text:style-name="P13"/>
      <text:p text:style-name="P13"/>
      <text:p text:style-name="P12">Question<text:span text:style-name="T26">2</text:span>. </text:p>
      <text:p text:style-name="P13">What would you have done differently if you had the chance to start over?</text:p>
      <text:p text:style-name="P13"/>
      <text:p text:style-name="P16">We would like to spend more time discussing the design <text:span text:style-name="T22">of </text:span>the project which will make our <text:soft-page-break/>program high cohesion and low coupling. Also, we think we will start our work earlier than we did. <text:span text:style-name="T23">What's more, we are pretty proud of what we have done.</text:span></text:p>
      <text:p text:style-name="P16"/>
      <text:p text:style-name="P17">The patterns:</text:p>
      <text:p text:style-name="P17">Design concepts:</text:p>
      <text:p text:style-name="P17">What's N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5T13:24:26.222849076</meta:creation-date>
    <dc:date>2016-07-25T15:34:37.479677440</dc:date>
    <meta:editing-duration>PT2H8M7S</meta:editing-duration>
    <meta:editing-cycles>61</meta:editing-cycles>
    <meta:generator>LibreOffice/4.4.6.3$Linux_X86_64 LibreOffice_project/40m0$Build-3</meta:generator>
    <meta:document-statistic meta:table-count="0" meta:image-count="0" meta:object-count="0" meta:page-count="3" meta:paragraph-count="38" meta:word-count="990" meta:character-count="5695" meta:non-whitespace-character-count="4725"/>
  </office:meta>
</office:document-meta>
</file>